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69688" officeooo:paragraph-rsid="001a6da7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090ad3" officeooo:paragraph-rsid="001a6da7" style:font-weight-asian="bold" style:font-weight-complex="bold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 fo:font-weight="normal" officeooo:rsid="001a6da7" officeooo:paragraph-rsid="001a6da7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1a6da7" officeooo:paragraph-rsid="001a6da7" style:font-weight-asian="normal" style:font-weight-complex="normal"/>
    </style:style>
    <style:style style:name="P5" style:family="paragraph" style:parent-style-name="Standard">
      <style:text-properties style:font-name="Courier New" fo:font-size="10pt" fo:font-weight="normal" officeooo:rsid="00033a8f" officeooo:paragraph-rsid="001a6da7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1a6da7" officeooo:paragraph-rsid="001a6da7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normal" officeooo:rsid="001a6da7" officeooo:paragraph-rsid="001a6da7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normal" officeooo:rsid="001a6da7" officeooo:paragraph-rsid="001be4dd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fo:font-weight="normal" officeooo:rsid="001d8e5a" officeooo:paragraph-rsid="001d8e5a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1d8e5a" officeooo:paragraph-rsid="001d8e5a" style:font-size-asian="8.75pt" style:font-weight-asian="normal" style:font-size-complex="10pt" style:font-weight-complex="normal"/>
    </style:style>
    <style:style style:name="P11" style:family="paragraph" style:parent-style-name="Standard">
      <style:text-properties officeooo:paragraph-rsid="001daea8"/>
    </style:style>
    <style:style style:name="P12" style:family="paragraph" style:parent-style-name="Standard">
      <style:text-properties style:font-name="Courier New" fo:font-size="10pt" fo:font-weight="normal" officeooo:rsid="001daea8" officeooo:paragraph-rsid="001daea8" style:font-size-asian="8.75pt" style:font-weight-asian="normal" style:font-size-complex="10pt" style:font-weight-complex="normal"/>
    </style:style>
    <style:style style:name="T1" style:family="text">
      <style:text-properties officeooo:rsid="001a6da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0pt" officeooo:rsid="00033a8f" style:font-size-asian="8.75pt" style:font-size-complex="10pt"/>
    </style:style>
    <style:style style:name="T4" style:family="text">
      <style:text-properties style:text-underline-style="solid" style:text-underline-width="auto" style:text-underline-color="font-color" fo:font-weight="bold" officeooo:rsid="001be4d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8e5a" style:font-weight-asian="bold" style:font-weight-complex="bold"/>
    </style:style>
    <style:style style:name="T6" style:family="text">
      <style:text-properties style:text-underline-style="dotted" style:text-underline-width="bold" style:text-underline-color="font-color"/>
    </style:style>
    <style:style style:name="T7" style:family="text">
      <style:text-properties officeooo:rsid="001be4dd"/>
    </style:style>
    <style:style style:name="T8" style:family="text">
      <style:text-properties officeooo:rsid="00033a8f"/>
    </style:style>
    <style:style style:name="T9" style:family="text">
      <style:text-properties officeooo:rsid="001daea8"/>
    </style:style>
    <style:style style:name="T10" style:family="text">
      <style:text-properties style:text-underline-style="solid" style:text-underline-width="auto" style:text-underline-color="font-color" fo:font-weight="bold" officeooo:rsid="001daea8" style:font-weight-asian="bold" style:font-weight-complex="bold"/>
    </style:style>
    <style:style style:name="T11" style:family="text">
      <style:text-properties style:font-name="Courier New" fo:font-size="10pt" fo:font-weight="normal" officeooo:rsid="001daea8" style:font-size-asian="8.75pt" style:font-weight-asian="normal" style:font-size-complex="10pt" style:font-weight-complex="normal"/>
    </style:style>
    <style:style style:name="T12" style:family="text">
      <style:text-properties style:font-name="Courier New" style:text-underline-style="solid" style:text-underline-width="bold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5</text:span></text:p>
      <text:p text:style-name="P1">Tema 4. Transformacion Modelo E/R al Modelo Relacional</text:p>
      <text:p text:style-name="P2">Base de dato 25/26</text:p>
      <text:p text:style-name="P2">Adrián Campos Espejo</text:p>
      <text:p text:style-name="P2"/>
      <text:p text:style-name="P3">Ejercicio 1</text:p>
      <text:p text:style-name="P4"/>
      <text:p text:style-name="P4">Aula (<text:span text:style-name="T2">#id</text:span>, descripcion)</text:p>
      <text:p text:style-name="P4">Profesor (<text:span text:style-name="T2">#id</text:span>, nombre)</text:p>
      <text:p text:style-name="P4">Curso (<text:span text:style-name="T2">#id</text:span>, nombre)</text:p>
      <text:p text:style-name="P4">Imparte (<text:span text:style-name="T2">#aula_id, #profesor_id, #curso_id</text:span>, hora, dia)</text:p>
      <text:p text:style-name="P4"><text:tab/>aula_id → Aula <text:span text:style-name="T3">(Not Null, M:C, B:R)</text:span></text:p>
      <text:p text:style-name="P5"><text:tab/><text:span text:style-name="T1">profesor_id → Profesor </text:span>(Not Null, M:C, B:R)</text:p>
      <text:p text:style-name="P5"><text:tab/><text:span text:style-name="T1">curso_id → Curso </text:span>(Not Null, M:C, B:R)</text:p>
      <text:p text:style-name="P5"/>
      <text:p text:style-name="P6">Ejercicio 2</text:p>
      <text:p text:style-name="P7"/>
      <text:p text:style-name="P7">Aula (<text:span text:style-name="T2">#id</text:span>)</text:p>
      <text:p text:style-name="P7">Profesor (<text:span text:style-name="T2">#id</text:span>)</text:p>
      <text:p text:style-name="P7">Modulo (<text:span text:style-name="T2">#id</text:span>)</text:p>
      <text:p text:style-name="P8">Imparte (<text:span text:style-name="T4">#</text:span><text:span text:style-name="T2">modulo_id</text:span>, <text:span text:style-name="T5">#</text:span><text:span text:style-name="T2">aula_id</text:span>, <text:span text:style-name="T6">profesor_id</text:span>, hora, dia)</text:p>
      <text:p text:style-name="P8"><text:tab/><text:span text:style-name="T7">modulo_id → Modulo </text:span><text:span text:style-name="T8">(Not Null, M:C, B:R)</text:span></text:p>
      <text:p text:style-name="P8"><text:tab/><text:span text:style-name="T7">aula_id → Aula </text:span><text:span text:style-name="T8">(Not Null, M:C, B:R)</text:span></text:p>
      <text:p text:style-name="P8"><text:tab/><text:span text:style-name="T7">profesor_id → Profesor </text:span><text:span text:style-name="T8">(Not Null, M:C, B:R)</text:span></text:p>
      <text:p text:style-name="P8"/>
      <text:p text:style-name="P9"/>
      <text:p text:style-name="P10">Ejercicio 3</text:p>
      <text:p text:style-name="P9"/>
      <text:p text:style-name="P9">Actor (<text:span text:style-name="T2">#id</text:span>)</text:p>
      <text:p text:style-name="P9">Papel (<text:span text:style-name="T2">#id</text:span>)</text:p>
      <text:p text:style-name="P9">Pelicula (<text:span text:style-name="T2">#id</text:span>)</text:p>
      <text:p text:style-name="P9">Interpreta (<text:span text:style-name="T2">#actor_id, #papel_id,</text:span> <text:span text:style-name="T6">pelicula_id</text:span>, fecha, sueldo)</text:p>
      <text:p text:style-name="P9"><text:tab/>actor_id → Actor <text:span text:style-name="T8">(Not Null, M:C, B:R)</text:span></text:p>
      <text:p text:style-name="P9"><text:tab/>papel_id → Papel <text:span text:style-name="T8">(Not Null, M:C, B:R)</text:span></text:p>
      <text:p text:style-name="P9"><text:tab/>pelicula_id → Pelicula <text:span text:style-name="T8">(Not Null, M:C, B:R)</text:span></text:p>
      <text:p text:style-name="P9"/>
      <text:p text:style-name="P10"/>
      <text:p text:style-name="P10">Ejercicio 4</text:p>
      <text:p text:style-name="P9"/>
      <text:p text:style-name="P9">Alumno (<text:span text:style-name="T2">#id</text:span>)</text:p>
      <text:p text:style-name="P9">Asignatura (<text:span text:style-name="T2">#id</text:span>)</text:p>
      <text:p text:style-name="P9">Evaluacion <text:span text:style-name="T9">(</text:span><text:span text:style-name="T10">#id</text:span><text:span text:style-name="T9">)</text:span></text:p>
      <text:p text:style-name="P11"><text:span text:style-name="T11">Calificacion (</text:span><text:span text:style-name="T12">#alumno_id, #asignatura_id, #evaluacion_id</text:span><text:span text:style-name="T11">, fecha, nota)</text:span></text:p>
      <text:p text:style-name="P12"><text:tab/>alumno_id → Alumno <text:span text:style-name="T8">(Not Null, M:C, B:R)</text:span></text:p>
      <text:p text:style-name="P12"><text:tab/>asignatura_id → Asignatura <text:span text:style-name="T8">(Not Null, M:C, B:R)</text:span></text:p>
      <text:p text:style-name="P12"><text:tab/>evaluacion_id → Evaluacion <text:span text:style-name="T8">(Not Null, M:C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39:09.158674100</meta:creation-date>
    <dc:date>2025-11-19T10:27:31.249000600</dc:date>
    <meta:editing-duration>PT11M22S</meta:editing-duration>
    <meta:editing-cycles>2</meta:editing-cycles>
    <meta:generator>LibreOffice/25.8.2.1$Windows_X86_64 LibreOffice_project/345526217a4027cb1b9ab39bd7153c8c141a1d64</meta:generator>
    <meta:document-statistic meta:table-count="0" meta:image-count="0" meta:object-count="0" meta:page-count="1" meta:paragraph-count="36" meta:word-count="160" meta:character-count="1062" meta:non-whitespace-character-count="926"/>
  </office:meta>
</office:document-meta>
</file>